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normal" fo:font-family="'Bahnschrift Light SemiCondensed'" style:font-family-asian="'Bahnschrift Light SemiCondensed'" style:font-family-complex="'Bahnschrift Light SemiCondensed'" fo:background-color="transparent" style:use-window-font-color="true"/>
    </style:style>
    <style:style style:name="T2" style:family="text">
      <style:text-properties fo:font-size="12.00pt" fo:font-weight="normal" fo:font-family="'Bahnschrift Light SemiCondensed'" style:font-family-asian="'Bahnschrift Light SemiCondensed'" style:font-family-complex="'Bahnschrift Light SemiCondensed'" fo:background-color="transparent" style:use-window-font-color="true"/>
    </style:style>
    <style:style style:name="T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8"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10"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1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12"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1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14"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1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16"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1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18"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1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20"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2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22"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2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24"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2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26"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2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28"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2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30" style:family="text">
      <style:text-properties fo:font-size="11.00pt" fo:font-weight="normal" fo:font-family="'Bahnschrift Light SemiCondensed'" style:font-family-asian="'Bahnschrift Light SemiCondensed'" style:font-family-complex="'Bahnschrift Light SemiCondensed'" fo:background-color="transparent" fo:color="#ff0000"/>
    </style:style>
    <style:style style:name="T31" style:family="text">
      <style:text-properties fo:font-size="11.00pt" fo:font-weight="bold" fo:font-family="'Bahnschrift Light SemiCondensed'" style:font-family-asian="'Bahnschrift Light SemiCondensed'" style:font-family-complex="'Bahnschrift Light SemiCondensed'" fo:background-color="transparent" fo:color="#ff0000"/>
    </style:style>
    <style:style style:name="T32" style:family="text">
      <style:text-properties fo:font-size="11.00pt" fo:font-weight="normal" fo:font-family="'Bahnschrift Light SemiCondensed'" style:font-family-asian="'Bahnschrift Light SemiCondensed'" style:font-family-complex="'Bahnschrift Light SemiCondensed'" fo:background-color="transparent" fo:color="#ff0000"/>
    </style:style>
    <style:style style:name="T33"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34"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35"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36"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37"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38"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39"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40"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2"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4"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6"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7"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48"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9"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50" style:family="text">
      <style:text-properties fo:font-size="14.00pt" fo:font-weight="normal" fo:font-family="'Bahnschrift Light SemiCondensed'" style:font-family-asian="'Bahnschrift Light SemiCondensed'" style:font-family-complex="'Bahnschrift Light SemiCondensed'" fo:background-color="transparent" fo:color="#ff0000"/>
    </style:style>
    <style:style style:name="T51"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52"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3"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54"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5"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56"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7"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58"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9"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60"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1"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62"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3"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64"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5" style:family="text">
      <style:text-properties fo:font-size="11.00pt" fo:font-weight="normal" fo:font-family="'Bahnschrift Light SemiCondensed'" style:font-family-asian="'Bahnschrift Light SemiCondensed'" style:font-family-complex="'Bahnschrift Light SemiCondensed'" fo:background-color="transparent" fo:color="#ff0000"/>
    </style:style>
    <style:style style:name="T66"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7"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68"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9"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70"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71"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72"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73"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74"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75"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76"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77"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78"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79"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80"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81"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82"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83"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84"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85"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86"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87"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88"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89" style:family="text">
      <style:text-properties fo:font-size="11.00pt" fo:font-weight="normal" fo:font-family="'Bahnschrift Light SemiCondensed'" style:font-family-asian="'Bahnschrift Light SemiCondensed'" style:font-family-complex="'Bahnschrift Light SemiCondensed'" fo:background-color="transparent" fo:color="#ff0000"/>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00.00%" fo:text-align="left" fo:margin-bottom="10.00pt"/>
    </style:style>
    <style:style style:name="P4" style:family="paragraph">
      <style:paragraph-properties fo:line-height="115.00%" fo:text-align="left" fo:margin-bottom="10.00pt"/>
    </style:style>
  </office:automatic-styles>
  <office:body>
    <office:text>
      <text:p text:style-name="P1"><text:span text:style-name="T1">Dodgeball Simulator </text:span></text:p>
      <text:p text:style-name="P1"><text:span text:style-name="T2">Jan Kompatscher (01527584) <text:line-break/>Doris Rhomberg (01649642) <text:line-break/></text:span><text:span text:style-name="T3"><text:s/></text:span></text:p>
      <text:p text:style-name="P2"><text:span text:style-name="T3"><text:s/></text:span></text:p>
      <text:p text:style-name="P2"><text:span text:style-name="T4">Implementierung </text:span></text:p>
      <text:p text:style-name="P2"><text:span text:style-name="T5">Von der<text:s/></text:span><text:span text:style-name="T6">Main<text:s/></text:span><text:span text:style-name="T7">aus werden alle weiteren Klassen aufgerufen. Dort werden auch Teile von PhysX implementiert und der Raum, in denen sich die Figuren bewegen, ist hard-coded. </text:span></text:p>
      <text:p text:style-name="P2"><text:span text:style-name="T7">Im<text:s/></text:span><text:span text:style-name="T8">Window<text:s/></text:span><text:span text:style-name="T9">wird das Fenster erstellt.<text:s text:c="2"/></text:span></text:p>
      <text:p text:style-name="P2"><text:span text:style-name="T9">In der Klasse<text:s/></text:span><text:span text:style-name="T10">Settings<text:s/></text:span><text:span text:style-name="T11">werden alle Interaktionen implementiert. Die intuitive Steuerung beinhaltet Gehen, Laufen, Herumschauen und Werfen des Balles. Der Ball wird in Richtung eines Punktes etwas über der Bildschirmmitte geworfen, damit die Gegner nicht vom Spieler selbst verdeckt werden, wenn auf sie gezielt wird. Außerdem wird in dieser Klasse die Klasse<text:s/></text:span><text:span text:style-name="T12">INIReader</text:span><text:span text:style-name="T13">, welche die gesetzten Parameter aus dem<text:s/></text:span><text:span text:style-name="T14">settings.ini<text:s/></text:span><text:span text:style-name="T15">herausliest.</text:span></text:p>
      <text:p text:style-name="P2"><text:span text:style-name="T15">In den Klassen<text:s/></text:span><text:span text:style-name="T16">Model<text:s/></text:span><text:span text:style-name="T17">und<text:s/></text:span><text:span text:style-name="T18">Mesh<text:s/></text:span><text:span text:style-name="T19">werden die Modelle mittels Assimp geladen. </text:span></text:p>
      <text:p text:style-name="P2"><text:span text:style-name="T19">Die Klasse<text:s/></text:span><text:span text:style-name="T20">Ball<text:s/></text:span><text:span text:style-name="T21">erstellt einen Ball. </text:span></text:p>
      <text:p text:style-name="P2"><text:span text:style-name="T21">Unsere<text:s/></text:span><text:span text:style-name="T22">Camera<text:s/></text:span><text:span text:style-name="T23">ist eine 3rd Person Kamera. Sie rotiert um den Charakter, der sich jedoch nicht mitdreht, und kann nicht höher als 50 Grad und niedriger als -40 Grad bewegen. </text:span></text:p>
      <text:p text:style-name="P2"><text:span text:style-name="T24">CollisionCallback<text:s/></text:span><text:span text:style-name="T25">meldet sich, wenn eine Kollision passiert und ruft dann Enemy/PlayerCharacter.hit() auf. </text:span></text:p>
      <text:p text:style-name="P2"><text:span text:style-name="T26">Enemy<text:s/></text:span><text:span text:style-name="T27">implementiert die Gegner, die sich random bewegen.<text:s/></text:span><text:span text:style-name="T28">PlayerCharacter<text:s/></text:span><text:span text:style-name="T29">implementiert den eigenen Spieler. </text:span></text:p>
      <text:p text:style-name="P2"><text:span text:style-name="T30">Die Klasse<text:s/></text:span><text:span text:style-name="T31">Physics<text:s/></text:span><text:span text:style-name="T32">hat bislang noch keine Funktion, da wir das alles in der Main realisieren und das aber in Zukunft in diese Klasse auslagern möchten. Bislang verwenden wir die Physik für den Ball und die collision detection (zwischen Ball und Charactern). </text:span></text:p>
      <text:p text:style-name="P2"><text:span text:style-name="T33">Shader<text:s/></text:span><text:span text:style-name="T34">erzeugt Shader.</text:span></text:p>
      <text:p text:style-name="P2"><text:span text:style-name="T35">Text_Renderer<text:s/></text:span><text:span text:style-name="T36">erstellt und rendert Text mit der FreeType Library. </text:span></text:p>
      <text:p text:style-name="P2"><text:span text:style-name="T36"><text:s/>In der Klasse<text:s/></text:span><text:span text:style-name="T37">Particle<text:s/></text:span><text:span text:style-name="T38">werden Konfettis erzeugt. Sie erscheinen, wenn der Spieler das Spiel gewonnen hat.</text:span></text:p>
      <text:p text:style-name="P2"><text:span text:style-name="T38"><text:s/></text:span></text:p>
      <text:p text:style-name="P2"><text:span text:style-name="T39">Features of the Game </text:span></text:p>
      <text:list text:style-name="L3">
        <text:list-item>
          <text:p text:style-name="P3"><text:span text:style-name="T40">Vom Start Game Screen wird mit "ENTER" das Spiel gestartet. </text:span></text:p>
        </text:list-item>
        <text:list-item>
          <text:p text:style-name="P3"><text:span text:style-name="T40">Bewegen mit WASD, laufen durch gleichzeitiges Drücken von shift. </text:span></text:p>
        </text:list-item>
        <text:list-item>
          <text:p text:style-name="P3"><text:span text:style-name="T40">Der Ball geht automatisch an den Charakter über, in dessen Feld er zur Ruhe kommt. </text:span></text:p>
        </text:list-item>
        <text:list-item>
          <text:p text:style-name="P3"><text:span text:style-name="T40">Werfen des Balles durch Drücken der linken Maustaste. </text:span></text:p>
        </text:list-item>
        <text:list-item>
          <text:p text:style-name="P3"><text:span text:style-name="T40">Zurücksetzen des Spiels durch Drücken von<text:s/></text:span><text:span text:style-name="T41">„</text:span><text:span text:style-name="T42">R“. </text:span></text:p>
        </text:list-item>
        <text:list-item>
          <text:p text:style-name="P3"><text:span text:style-name="T43">Aktivieren/deaktivieren des HUDs durch Drücken von<text:s/></text:span><text:span text:style-name="T44">„</text:span><text:span text:style-name="T45">H“. </text:span></text:p>
        </text:list-item>
        <text:list-item>
          <text:p text:style-name="P3"><text:span text:style-name="T46">Anzeige der Leben des Spielers mit Hilfe von Herzen im linken oberen Eck. </text:span></text:p>
        </text:list-item>
        <text:list-item>
          <text:p text:style-name="P3"><text:span text:style-name="T46">Anzeige ob der Spieler den Ball hat durch Ball-zeichen im rechten oberen Eck. </text:span></text:p>
        </text:list-item>
        <text:list-item>
          <text:p text:style-name="P3"><text:span text:style-name="T46">Anzeige des Spielstandes in der oberen Mitte des Bildschirms. </text:span></text:p>
        </text:list-item>
        <text:list-item>
          <text:p text:style-name="P3"><text:span text:style-name="T46">Spielende, wenn einer der Teams 3 Punkte erzielt hat. </text:span></text:p>
        </text:list-item>
        <text:list-item>
          <text:p text:style-name="P3"><text:span text:style-name="T46">GameOver und GameLost Screen. </text:span></text:p>
        </text:list-item>
      </text:list>
      <text:p text:style-name="P4"><text:span text:style-name="T46"><text:s/></text:span></text:p>
      <text:p text:style-name="P4"><text:span text:style-name="T47">Illumination</text:span></text:p>
      <text:p text:style-name="P4"><text:span text:style-name="T48">Wir verwenden Lightmaps. In der Szene selbst haben wir aber kein Licht implementiert. Die??????</text:span></text:p>
      <text:p text:style-name="P4"><text:span text:style-name="T48"><text:s/></text:span></text:p>
      <text:p text:style-name="P4"><text:span text:style-name="T49">Effects</text:span></text:p>
      <text:p text:style-name="P4"><text:span text:style-name="T50">How you've implemented those Effects (Links/References to papers, books or other resources where the effect is described and a description of your extensions to it)</text:span><text:span text:style-name="T51"/></text:p>
      <text:p text:style-name="P4"><text:span text:style-name="T52"/></text:p>
      <text:p text:style-name="P4"><text:span text:style-name="T52">Mittels<text:s/></text:span><text:span text:style-name="T53">Bloom/Glow<text:s/></text:span><text:span text:style-name="T54">leuchtet unser Loch in der linken Wand der Turnhalle. Es soll wie ein Fenster wirken. Bei der Implementierung haben wir uns sehr stark an das Tutorial von<text:s/></text:span><text:a xlink:href="https://learnopengl.com/Advanced-Lighting/Bloom"><text:span text:style-name="T55">https://learnopengl.com/Advanced-Lighting/Bloom</text:span></text:a><text:span text:style-name="T56"><text:s/>orientiert. Wir jedoch verwenden keinen Lightshader, da wir keine Lichtquellen in unserem Spiel haben.</text:span></text:p>
      <text:p text:style-name="P4"><text:span text:style-name="T56">Auf der rechten Wand der Turnhalle haben wir eine<text:s/></text:span><text:span text:style-name="T57">Videotextur<text:s/></text:span><text:span text:style-name="T58">angebracht. Sie soll das Publikum darstellen. Die roten Figuren der Textur bewegen sich wenn der Spieler einen Punkt erzielt hat und die blauen, wenn die Gegner einen Punkt gemacht haben.</text:span></text:p>
      <text:p text:style-name="P4"><text:span text:style-name="T58">Mittels<text:s/></text:span><text:span text:style-name="T59">Lightmaps using seperate Textures<text:s/></text:span><text:span text:style-name="T60">ist die Turnhalle in den Ecken dünkler und wirkt reeller.</text:span></text:p>
      <text:p text:style-name="P4"><text:span text:style-name="T60">Wenn der Spieler gewonnen hat, fliegen Konfettis auf den Spieler. Sie wurden als<text:s/></text:span><text:span text:style-name="T61">Particle<text:s/></text:span><text:span text:style-name="T62">implementiert. Wir haben das Tutorial von<text:s/></text:span><text:a xlink:href="http://www.opengl-tutorial.org/intermediate-tutorials/billboards-particles/particles-instancing/"><text:span text:style-name="T63">http://www.opengl-tutorial.org/intermediate-tutorials/billboards-particles/particles-instancing/</text:span></text:a><text:span text:style-name="T64"><text:s/>für die Particles befolgt.</text:span></text:p>
      <text:p text:style-name="P4"><text:span text:style-name="T64"/></text:p>
      <text:p text:style-name="P4"><text:span text:style-name="T64"/></text:p>
      <text:p text:style-name="P4"><text:span text:style-name="T65">Other special Features in your Game ?? haben wir nicht glaub ich haha</text:span></text:p>
      <text:p text:style-name="P4"><text:span text:style-name="T66"/></text:p>
      <text:p text:style-name="P4"><text:span text:style-name="T67">Texturen </text:span></text:p>
      <text:p text:style-name="P4"><text:span text:style-name="T68">Die Texturen sind an die mit Assimp eingebundenen Modelle, die mit Blender erstellt wurden, angefügt. Die Textur wird dann im Fragment Shader durch entsprechende Kolorierung der entsprechenden Fragmente auf die Modelle aufgetragen.<text:s text:c="2"/></text:span></text:p>
      <text:p text:style-name="P4"><text:span text:style-name="T68">Modell Spieler:<text:s/></text:span><text:a xlink:href="https://free3d.com/3d-model/little-boy-36169.html"><text:span text:style-name="T69">https://free3d.com/3d-model/little-boy-36169.html</text:span></text:a><text:span text:style-name="T70"><text:s/><text:line-break/>Texturen Turnhalle:<text:s/></text:span><text:a xlink:href="https://www.cg.tuwien.ac.at/courses/Textures/"><text:span text:style-name="T71">https://www.cg.tuwien.ac.at/courses/Textures/</text:span></text:a><text:span text:style-name="T72"><text:s/><text:line-break/>Textur Ball:<text:s/></text:span><text:a xlink:href="https://www.cgtrader.com/free-3d-models/sports/toy/soviet-toy-ball"><text:span text:style-name="T73">https://www.cgtrader.com/free-3d-models/sports/toy/soviet-toy-ball</text:span></text:a><text:span text:style-name="T74"><text:s/></text:span></text:p>
      <text:p text:style-name="P4"><text:span text:style-name="T74"><text:s/></text:span></text:p>
      <text:p text:style-name="P4"><text:span text:style-name="T74"><text:s/></text:span></text:p>
      <text:p text:style-name="P4"><text:span text:style-name="T74"><text:s/></text:span></text:p>
      <text:p text:style-name="P4"><text:span text:style-name="T75">Zusätzliche Bibliotheken </text:span></text:p>
      <text:p text:style-name="P4"><text:span text:style-name="T76">Assimp:<text:s/></text:span><text:a xlink:href="https://github.com/assimp/assimp/releases/tag/v4.1.0/"><text:span text:style-name="T77">https://github.com/assimp/assimp/releases/tag/v4.1.0/</text:span></text:a><text:span text:style-name="T78"><text:s/><text:line-break/>Freetype:<text:s/></text:span><text:a xlink:href="https://sourceforge.net/projects/freetype/files/freetype2/"><text:span text:style-name="T79">https://sourceforge.net/projects/freetype/files/freetype2/</text:span></text:a><text:span text:style-name="T80"><text:s/><text:line-break/>GLEW:<text:s/></text:span><text:a xlink:href="http://glew.sourceforge.net/"><text:span text:style-name="T81">http://glew.sourceforge.net/</text:span></text:a><text:span text:style-name="T82"><text:s/><text:line-break/>GLFW:<text:s/></text:span><text:a xlink:href="https://www.glfw.org/download.html"><text:span text:style-name="T83">https://www.glfw.org/download.html</text:span></text:a><text:span text:style-name="T84"><text:s/><text:line-break/>GLM:<text:s/></text:span><text:a xlink:href="https://glm.g-truc.net/0.9.9/index.html"><text:span text:style-name="T85">https://glm.g-truc.net/0.9.9/index.html</text:span></text:a><text:span text:style-name="T86"><text:s/><text:line-break/>PHYSX:<text:s/></text:span><text:a xlink:href="https://developer.nvidia.com/physx-sdk"><text:span text:style-name="T87">https://developer.nvidia.com/physx-sdk</text:span></text:a><text:span text:style-name="T88"><text:s/></text:span></text:p>
      <text:p text:style-name="P4"><text:span text:style-name="T88"/></text:p>
      <text:p text:style-name="P4"><text:span text:style-name="T88"/></text:p>
      <text:p text:style-name="P4"><text:span text:style-name="T88"/></text:p>
      <text:p text:style-name="P4"><text:span text:style-name="T89">nochmal checken. das muss alles hier drinnen stehen:</text:span></text:p>
      <text:p text:style-name="P4"><text:span text:style-name="T89">Brief description of the implementation, in particular a short description of how the different aspects of the requirements (see above) were implemented.</text:span></text:p>
      <text:p text:style-name="P4"><text:span text:style-name="T89">“Features” of the game.</text:span></text:p>
      <text:p text:style-name="P4"><text:span text:style-name="T89">How and which objects were illuminated (description of light sources) or textured.</text:span></text:p>
      <text:p text:style-name="P4"><text:span text:style-name="T89">What additional libraries (e.g. for collision, object-loader, sound, …) were used, including references (URL) (see restrictions)?</text:span></text:p>
      <text:p text:style-name="P4"><text:span text:style-name="T89">Which Effects are implemented</text:span></text:p>
      <text:p text:style-name="P4"><text:span text:style-name="T89">How you've implemented those Effects (Links/References to papers, books or other resources where the effect is described and a description of your extensions to it)</text:span></text:p>
      <text:p text:style-name="P4"><text:span text:style-name="T89">Other special Features in your Game</text:span></text:p>
      <text:p text:style-name="P4"><text:span text:style-name="T89">What Tools have you used to create the Models (Maya, 3DS MAX, …).</text:span></text:p>
      <text:p text:style-name="P4"><text:span text:style-name="T89">For complex interaction sequences (which could already be something like opening a door in the game for example) please also include a step-by-step instruction on how to get through the gam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